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6d9" officeooo:paragraph-rsid="0003b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2:46:06.509329826</meta:creation-date>
    <dc:date>2022-10-26T12:46:30.318891371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